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YPE_PAQ</text:p>
          </table:table-cell>
          <table:table-cell office:value-type="string" calcext:value-type="string">
            <text:p>ID_PAD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]*[.D2]*[.E2]" office:value-type="float" office:value="15852.4765300141" calcext:value-type="float">
            <text:p>15852,47653001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]*[.D3]*[.E3]" office:value-type="float" office:value="11762.1228950402" calcext:value-type="float">
            <text:p>11762,12289504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4]*[.D4]*[.E4]" office:value-type="float" office:value="13546.5475222792" calcext:value-type="float">
            <text:p>13546,547522279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5]*[.D5]*[.E5]" office:value-type="float" office:value="19120.7800872987" calcext:value-type="float">
            <text:p>19120,780087298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6]*[.D6]*[.E6]" office:value-type="float" office:value="15268.1402964464" calcext:value-type="float">
            <text:p>15268,14029644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7]*[.D7]*[.E7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8]*[.D8]*[.E8]" office:value-type="float" office:value="20374.275556081" calcext:value-type="float">
            <text:p>20374,27555608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M</text:p>
          </table:table-cell>
          <table:table-cell table:formula="of:=4/3*PI()*[.D9]*[.D9]*[.E9]" office:value-type="float" office:value="14971.7833894578" calcext:value-type="float">
            <text:p>14971,783389457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0]*[.D10]*[.E10]" office:value-type="float" office:value="22221.0084376162" calcext:value-type="float">
            <text:p>22221,008437616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1]*[.D11]*[.E11]" office:value-type="float" office:value="14504.7332816241" calcext:value-type="float">
            <text:p>14504,73328162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2]*[.D12]*[.E12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3]*[.D13]*[.E13]" office:value-type="float" office:value="10471.975511966" calcext:value-type="float">
            <text:p>10471,97551196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4]*[.D14]*[.E14]" office:value-type="float" office:value="7602.6542216873" calcext:value-type="float">
            <text:p>7602,65422168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]*[.D15]*[.E15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]*[.D16]*[.E16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]*[.D17]*[.E17]" office:value-type="float" office:value="14531.4368191796" calcext:value-type="float">
            <text:p>14531,436819179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]*[.D18]*[.E18]" office:value-type="float" office:value="16009.5561626936" calcext:value-type="float">
            <text:p>16009,556162693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9]*[.D19]*[.E19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0]*[.D20]*[.E20]" office:value-type="float" office:value="7478.5613118705" calcext:value-type="float">
            <text:p>7478,561311870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1]*[.D21]*[.E21]" office:value-type="float" office:value="19120.7800872987" calcext:value-type="float">
            <text:p>19120,780087298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2]*[.D22]*[.E22]" office:value-type="float" office:value="14367.5504024173" calcext:value-type="float">
            <text:p>14367,55040241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3]*[.D23]*[.E23]" office:value-type="float" office:value="17907.0781254618" calcext:value-type="float">
            <text:p>17907,07812546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4]*[.D24]*[.E24]" office:value-type="float" office:value="21446.6058485063" calcext:value-type="float">
            <text:p>21446,605848506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5]*[.D25]*[.E25]" office:value-type="float" office:value="19623.9585106486" calcext:value-type="float">
            <text:p>19623,958510648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6]*[.D26]*[.E26]" office:value-type="float" office:value="17435.8392274233" calcext:value-type="float">
            <text:p>17435,839227423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7]*[.D27]*[.E27]" office:value-type="float" office:value="17435.8392274233" calcext:value-type="float">
            <text:p>17435,839227423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8]*[.D28]*[.E28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9]*[.D29]*[.E29]" office:value-type="float" office:value="9047.7868423386" calcext:value-type="float">
            <text:p>9047,786842338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0]*[.D30]*[.E30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1]*[.D31]*[.E31]" office:value-type="float" office:value="12596.2157445683" calcext:value-type="float">
            <text:p>12596,21574456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2]*[.D32]*[.E32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3]*[.D33]*[.E33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4]*[.D34]*[.E34]" office:value-type="float" office:value="12977.9192519794" calcext:value-type="float">
            <text:p>12977,91925197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5]*[.D35]*[.E35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6]*[.D36]*[.E36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7]*[.D37]*[.E37]" office:value-type="float" office:value="16022.1225333079" calcext:value-type="float">
            <text:p>16022,12253330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8]*[.D38]*[.E38]" office:value-type="float" office:value="11832.808729746" calcext:value-type="float">
            <text:p>11832,8087297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9]*[.D39]*[.E39]" office:value-type="float" office:value="14091.0902489014" calcext:value-type="float">
            <text:p>14091,090248901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0]*[.D40]*[.E40]" office:value-type="float" office:value="16292.8231002923" calcext:value-type="float">
            <text:p>16292,823100292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1]*[.D41]*[.E41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2]*[.D42]*[.E42]" office:value-type="float" office:value="9376.60687341434" calcext:value-type="float">
            <text:p>9376,606873414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3]*[.D43]*[.E43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4]*[.D44]*[.E44]" office:value-type="float" office:value="10555.7513160617" calcext:value-type="float">
            <text:p>10555,75131606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5]*[.D45]*[.E45]" office:value-type="float" office:value="10618.5831691335" calcext:value-type="float">
            <text:p>10618,583169133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6]*[.D46]*[.E46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7]*[.D47]*[.E47]" office:value-type="float" office:value="12388.3470306558" calcext:value-type="float">
            <text:p>12388,347030655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8]*[.D48]*[.E48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9]*[.D49]*[.E49]" office:value-type="float" office:value="11832.808729746" calcext:value-type="float">
            <text:p>11832,8087297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0]*[.D50]*[.E50]" office:value-type="float" office:value="12108.2216857107" calcext:value-type="float">
            <text:p>12108,221685710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1]*[.D51]*[.E51]" office:value-type="float" office:value="13741.3262668018" calcext:value-type="float">
            <text:p>13741,32626680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2]*[.D52]*[.E52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3]*[.D53]*[.E53]" office:value-type="float" office:value="7841.41526336012" calcext:value-type="float">
            <text:p>7841,41526336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4]*[.D54]*[.E54]" office:value-type="float" office:value="11158.9371055509" calcext:value-type="float">
            <text:p>11158,937105550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5]*[.D55]*[.E55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NM</text:p>
          </table:table-cell>
          <table:table-cell table:formula="of:=4/3*PI()*[.D56]*[.D56]*[.E56]" office:value-type="float" office:value="8444.60105284936" calcext:value-type="float">
            <text:p>8444,60105284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7]*[.D57]*[.E57]" office:value-type="float" office:value="9630.02868080391" calcext:value-type="float">
            <text:p>9630,028680803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8]*[.D58]*[.E58]" office:value-type="float" office:value="10972.5359414379" calcext:value-type="float">
            <text:p>10972,53594143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9]*[.D59]*[.E59]" office:value-type="float" office:value="11126.4739814639" calcext:value-type="float">
            <text:p>11126,473981463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0]*[.D60]*[.E60]" office:value-type="float" office:value="13089.9693899575" calcext:value-type="float">
            <text:p>13089,969389957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1]*[.D61]*[.E61]" office:value-type="float" office:value="8746.19394759398" calcext:value-type="float">
            <text:p>8746,1939475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2]*[.D62]*[.E62]" office:value-type="float" office:value="7095.81060690815" calcext:value-type="float">
            <text:p>7095,810606908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3]*[.D63]*[.E63]" office:value-type="float" office:value="6003.5835610101" calcext:value-type="float">
            <text:p>6003,58356101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4]*[.D64]*[.E64]" office:value-type="float" office:value="9817.4770424681" calcext:value-type="float">
            <text:p>9817,477042468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5]*[.D65]*[.E65]" office:value-type="float" office:value="15599.0547226245" calcext:value-type="float">
            <text:p>15599,054722624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6]*[.D66]*[.E66]" office:value-type="float" office:value="16420.0576027627" calcext:value-type="float">
            <text:p>16420,057602762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7]*[.D67]*[.E67]" office:value-type="float" office:value="13450.2053475691" calcext:value-type="float">
            <text:p>13450,205347569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8]*[.D68]*[.E68]" office:value-type="float" office:value="14504.7332816241" calcext:value-type="float">
            <text:p>14504,73328162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9]*[.D69]*[.E69]" office:value-type="float" office:value="14504.7332816241" calcext:value-type="float">
            <text:p>14504,73328162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70]*[.D70]*[.E70]" office:value-type="float" office:value="18378.3170235003" calcext:value-type="float">
            <text:p>18378,317023500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71]*[.D71]*[.E71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2]*[.D72]*[.E72]" office:value-type="float" office:value="18849.5559215388" calcext:value-type="float">
            <text:p>18849,555921538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3]*[.D73]*[.E73]" office:value-type="float" office:value="6702.06432765823" calcext:value-type="float">
            <text:p>6702,064327658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4]*[.D74]*[.E74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5]*[.D75]*[.E75]" office:value-type="float" office:value="15550.8836352695" calcext:value-type="float">
            <text:p>15550,883635269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6]*[.D76]*[.E76]" office:value-type="float" office:value="10857.3442108063" calcext:value-type="float">
            <text:p>10857,344210806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7]*[.D77]*[.E77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8]*[.D78]*[.E78]" office:value-type="float" office:value="11780.9724509617" calcext:value-type="float">
            <text:p>11780,97245096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9]*[.D79]*[.E79]" office:value-type="float" office:value="13136.0460822101" calcext:value-type="float">
            <text:p>13136,04608221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0]*[.D80]*[.E80]" office:value-type="float" office:value="16009.5561626936" calcext:value-type="float">
            <text:p>16009,556162693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1]*[.D81]*[.E81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2]*[.D82]*[.E82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3]*[.D83]*[.E83]" office:value-type="float" office:value="13136.0460822101" calcext:value-type="float">
            <text:p>13136,04608221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4]*[.D84]*[.E84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5]*[.D85]*[.E85]" office:value-type="float" office:value="18934.9025219613" calcext:value-type="float">
            <text:p>18934,90252196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6]*[.D86]*[.E86]" office:value-type="float" office:value="19320.7948195772" calcext:value-type="float">
            <text:p>19320,794819577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7]*[.D87]*[.E87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8]*[.D88]*[.E88]" office:value-type="float" office:value="17907.0781254618" calcext:value-type="float">
            <text:p>17907,07812546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9]*[.D89]*[.E89]" office:value-type="float" office:value="15188.5532825555" calcext:value-type="float">
            <text:p>15188,553282555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90]*[.D90]*[.E90]" office:value-type="float" office:value="17907.0781254618" calcext:value-type="float">
            <text:p>17907,07812546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91]*[.D91]*[.E91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92]*[.D92]*[.E92]" office:value-type="float" office:value="13450.2053475691" calcext:value-type="float">
            <text:p>13450,205347569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3]*[.D93]*[.E93]" office:value-type="float" office:value="8863.480073328" calcext:value-type="float">
            <text:p>8863,48007332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4]*[.D94]*[.E94]" office:value-type="float" office:value="9952.56552657247" calcext:value-type="float">
            <text:p>9952,565526572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5]*[.D95]*[.E95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6]*[.D96]*[.E96]" office:value-type="float" office:value="20374.275556081" calcext:value-type="float">
            <text:p>20374,27555608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7]*[.D97]*[.E97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8]*[.D98]*[.E98]" office:value-type="float" office:value="25421.7677528486" calcext:value-type="float">
            <text:p>25421,767752848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9]*[.D99]*[.E99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0]*[.D100]*[.E100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1]*[.D101]*[.E101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2]*[.D102]*[.E102]" office:value-type="float" office:value="12214.5122371571" calcext:value-type="float">
            <text:p>12214,51223715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3]*[.D103]*[.E103]" office:value-type="float" office:value="15079.644737231" calcext:value-type="float">
            <text:p>15079,64473723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4]*[.D104]*[.E104]" office:value-type="float" office:value="3920.70763168006" calcext:value-type="float">
            <text:p>3920,70763168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5]*[.D105]*[.E105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6]*[.D106]*[.E106]" office:value-type="float" office:value="13359.6227593906" calcext:value-type="float">
            <text:p>13359,622759390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7]*[.D107]*[.E107]" office:value-type="float" office:value="11780.9724509617" calcext:value-type="float">
            <text:p>11780,97245096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8]*[.D108]*[.E108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9]*[.D109]*[.E109]" office:value-type="float" office:value="16022.1225333079" calcext:value-type="float">
            <text:p>16022,12253330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10]*[.D110]*[.E110]" office:value-type="float" office:value="13359.6227593906" calcext:value-type="float">
            <text:p>13359,622759390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11]*[.D111]*[.E111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12]*[.D112]*[.E112]" office:value-type="float" office:value="9650.97263182784" calcext:value-type="float">
            <text:p>9650,97263182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3]*[.D113]*[.E113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4]*[.D114]*[.E114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5]*[.D115]*[.E115]" office:value-type="float" office:value="16022.1225333079" calcext:value-type="float">
            <text:p>16022,12253330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6]*[.D116]*[.E116]" office:value-type="float" office:value="15599.0547226245" calcext:value-type="float">
            <text:p>15599,054722624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7]*[.D117]*[.E117]" office:value-type="float" office:value="18849.5559215388" calcext:value-type="float">
            <text:p>18849,555921538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8]*[.D118]*[.E118]" office:value-type="float" office:value="12977.9192519794" calcext:value-type="float">
            <text:p>12977,91925197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9]*[.D119]*[.E119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0]*[.D120]*[.E120]" office:value-type="float" office:value="13741.3262668018" calcext:value-type="float">
            <text:p>13741,32626680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1]*[.D121]*[.E121]" office:value-type="float" office:value="8616.34145124561" calcext:value-type="float">
            <text:p>8616,341451245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2]*[.D122]*[.E122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3]*[.D123]*[.E123]" office:value-type="float" office:value="14367.5504024173" calcext:value-type="float">
            <text:p>14367,55040241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4]*[.D124]*[.E124]" office:value-type="float" office:value="11453.7232162128" calcext:value-type="float">
            <text:p>11453,723216212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5]*[.D125]*[.E125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6]*[.D126]*[.E126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7]*[.D127]*[.E127]" office:value-type="float" office:value="9417.447577911" calcext:value-type="float">
            <text:p>9417,44757791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8]*[.D128]*[.E128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29]*[.D129]*[.E129]" office:value-type="float" office:value="4241.15008234622" calcext:value-type="float">
            <text:p>4241,150082346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0]*[.D130]*[.E130]" office:value-type="float" office:value="8143.00815810474" calcext:value-type="float">
            <text:p>8143,008158104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1]*[.D131]*[.E131]" office:value-type="float" office:value="13359.6227593906" calcext:value-type="float">
            <text:p>13359,622759390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2]*[.D132]*[.E132]" office:value-type="float" office:value="14971.7833894578" calcext:value-type="float">
            <text:p>14971,783389457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3]*[.D133]*[.E133]" office:value-type="float" office:value="13450.2053475691" calcext:value-type="float">
            <text:p>13450,205347569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4]*[.D134]*[.E134]" office:value-type="float" office:value="14367.5504024173" calcext:value-type="float">
            <text:p>14367,55040241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5]*[.D135]*[.E135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6]*[.D136]*[.E136]" office:value-type="float" office:value="12596.2157445683" calcext:value-type="float">
            <text:p>12596,21574456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7]*[.D137]*[.E137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8]*[.D138]*[.E138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9]*[.D139]*[.E139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0]*[.D140]*[.E140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1]*[.D141]*[.E141]" office:value-type="float" office:value="12977.9192519794" calcext:value-type="float">
            <text:p>12977,91925197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2]*[.D142]*[.E142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3]*[.D143]*[.E143]" office:value-type="float" office:value="20734.5115136926" calcext:value-type="float">
            <text:p>20734,511513692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4]*[.D144]*[.E144]" office:value-type="float" office:value="15188.5532825555" calcext:value-type="float">
            <text:p>15188,553282555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5]*[.D145]*[.E145]" office:value-type="float" office:value="13136.0460822101" calcext:value-type="float">
            <text:p>13136,0460822101</text:p>
          </table:table-cell>
        </table:table-row>
      </table:table>
      <table:table table:name="Dictionn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YPE_PAQ</text:p>
          </table:table-cell>
          <table:table-cell office:value-type="string" calcext:value-type="string">
            <text:p>type de paquet</text:p>
          </table:table-cell>
          <table:table-cell office:value-type="string" calcext:value-type="string">
            <text:p>M330</text:p>
          </table:table-cell>
          <table:table-cell office:value-type="string" calcext:value-type="string">
            <text:p>Paquet 330 grammes pesée du paquet 1 = 331 grammes)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D_PAQ</text:p>
          </table:table-cell>
          <table:table-cell office:value-type="string" calcext:value-type="string">
            <text:p>n° du Type depaquet</text:p>
          </table:table-cell>
          <table:table-cell office:value-type="string" calcext:value-type="string">
            <text:p>1:n</text:p>
          </table:table-cell>
          <table:table-cell/>
        </table:table-row>
        <table:table-row table:style-name="ro1">
          <table:table-cell office:value-type="string" calcext:value-type="string">
            <text:p>POIDS</text:p>
          </table:table-cell>
          <table:table-cell office:value-type="string" calcext:value-type="string">
            <text:p>poids dun m&amp;ms</text:p>
          </table:table-cell>
          <table:table-cell office:value-type="string" calcext:value-type="string">
            <text:p>grammes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diamètre transversal du m&amp;ms</text:p>
          </table:table-cell>
          <table:table-cell office:value-type="string" calcext:value-type="string">
            <text:p>millimètres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diamètre longitudinal du m&amp;ms</text:p>
          </table:table-cell>
          <table:table-cell office:value-type="string" calcext:value-type="string">
            <text:p>millimètres</text:p>
          </table:table-cell>
          <table:table-cell/>
        </table:table-row>
        <table:table-row table:style-name="ro1">
          <table:table-cell office:value-type="string" calcext:value-type="string">
            <text:p>COULEUR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red, blue, yellow, green, maroon,</text:p>
          </table:table-cell>
          <table:table-cell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on marqu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string" calcext:value-type="string">
            <text:p>ébréché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olume du m&amp;ms</text:p>
          </table:table-cell>
          <table:table-cell office:value-type="string" calcext:value-type="string">
            <text:p>mm³</text:p>
          </table:table-cell>
          <table:table-cell office:value-type="string" calcext:value-type="string">
            <text:p>Vol. sphéroïde = 4/3*PI*a*b*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19:19:18.134937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2:55:22.644514790</meta:creation-date>
    <dc:date>2015-10-16T19:31:45.135608886</dc:date>
    <meta:editing-duration>PT3H1M56S</meta:editing-duration>
    <meta:editing-cycles>27</meta:editing-cycles>
    <meta:generator>LibreOffice/4.2.8.2$Linux_X86_64 LibreOffice_project/420m0$Build-2</meta:generator>
    <meta:document-statistic meta:table-count="2" meta:cell-count="1191" meta:object-count="0"/>
  </office:meta>
</office:document-meta>
</file>